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office:font-face-decls>
  <office:automatic-styles>
    <style:style style:name="Table1" style:family="table">
      <style:table-properties style:width="3.1444in" fo:margin-left="0in" fo:margin-top="0in" fo:margin-bottom="0in" table:align="left" style:shadow="none" style:may-break-between-rows="true" style:writing-mode="lr-tb" table:border-model="collapsing"/>
    </style:style>
    <style:style style:name="Table1.A" style:family="table-column">
      <style:table-column-properties style:column-width="0.5799in"/>
    </style:style>
    <style:style style:name="Table1.B" style:family="table-column">
      <style:table-column-properties style:column-width="0.9924in"/>
    </style:style>
    <style:style style:name="Table1.1" style:family="table-row">
      <style:table-row-properties fo:keep-together="auto"/>
    </style:style>
    <style:style style:name="Table1.A1" style:family="table-cell">
      <style:table-cell-properties style:vertical-align="bottom"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D2" style:family="table-cell">
      <style:table-cell-properties fo:background-color="transparent" fo:padding="0in" fo:border="none" style:writing-mode="page">
        <style:background-image/>
      </style:table-cell-properties>
    </style:style>
    <style:style style:name="Table1.A3" style:family="table-cell">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C3" style:family="table-cell">
      <style:table-cell-properties fo:background-color="transparent" fo:padding="0in" fo:border="none" style:writing-mode="page">
        <style:background-image/>
      </style:table-cell-properties>
    </style:style>
    <style:style style:name="Table1.D3" style:family="table-cell">
      <style:table-cell-properties fo:background-color="transparent" fo:padding="0in" fo:border="none" style:writing-mode="page">
        <style:background-image/>
      </style:table-cell-properties>
    </style:style>
    <style:style style:name="Table1.A4" style:family="table-cell">
      <style:table-cell-properties fo:background-color="transparent"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C4" style:family="table-cell">
      <style:table-cell-properties fo:background-color="transparent" fo:padding="0in" fo:border="none" style:writing-mode="page">
        <style:background-image/>
      </style:table-cell-properties>
    </style:style>
    <style:style style:name="Table1.D4" style:family="table-cell">
      <style:table-cell-properties fo:background-color="transparent" fo:padding="0in" fo:border="none" style:writing-mode="page">
        <style:background-image/>
      </style:table-cell-properties>
    </style:style>
    <style:style style:name="Table1.A5" style:family="table-cell">
      <style:table-cell-properties fo:background-color="transparent" fo:padding="0in" fo:border="none" style:writing-mode="page">
        <style:background-image/>
      </style:table-cell-properties>
    </style:style>
    <style:style style:name="Table1.B5" style:family="table-cell">
      <style:table-cell-properties fo:background-color="transparent" fo:padding="0in" fo:border="none" style:writing-mode="page">
        <style:background-image/>
      </style:table-cell-properties>
    </style:style>
    <style:style style:name="Table1.C5" style:family="table-cell">
      <style:table-cell-properties fo:background-color="transparent" fo:padding="0in" fo:border="none" style:writing-mode="page">
        <style:background-image/>
      </style:table-cell-properties>
    </style:style>
    <style:style style:name="Table1.D5" style:family="table-cell">
      <style:table-cell-properties fo:background-color="transparent" fo:padding="0in" fo:border="none" style:writing-mode="page">
        <style:background-image/>
      </style:table-cell-properties>
    </style:style>
    <style:style style:name="Table1.A6" style:family="table-cell">
      <style:table-cell-properties fo:background-color="transparent" fo:padding="0in" fo:border="none" style:writing-mode="page">
        <style:background-image/>
      </style:table-cell-properties>
    </style:style>
    <style:style style:name="Table1.B6" style:family="table-cell">
      <style:table-cell-properties fo:background-color="transparent" fo:padding="0in" fo:border="none" style:writing-mode="page">
        <style:background-image/>
      </style:table-cell-properties>
    </style:style>
    <style:style style:name="Table1.C6" style:family="table-cell">
      <style:table-cell-properties fo:background-color="transparent" fo:padding="0in" fo:border="none" style:writing-mode="page">
        <style:background-image/>
      </style:table-cell-properties>
    </style:style>
    <style:style style:name="Table1.D6" style:family="table-cell">
      <style:table-cell-properties fo:background-color="transparent" fo:padding="0in" fo:border="none" style:writing-mode="page">
        <style:background-image/>
      </style:table-cell-properties>
    </style:style>
    <style:style style:name="Table1.A7" style:family="table-cell">
      <style:table-cell-properties fo:background-color="transparent" fo:padding="0in" fo:border-left="none" fo:border-right="none" fo:border-top="none" fo:border-bottom="0.75pt solid #000000" style:writing-mode="page">
        <style:background-image/>
      </style:table-cell-properties>
    </style:style>
    <style:style style:name="Table1.B7" style:family="table-cell">
      <style:table-cell-properties fo:background-color="transparent" fo:padding="0in" fo:border-left="none" fo:border-right="none" fo:border-top="none" fo:border-bottom="0.75pt solid #000000" style:writing-mode="page">
        <style:background-image/>
      </style:table-cell-properties>
    </style:style>
    <style:style style:name="Table1.C7" style:family="table-cell">
      <style:table-cell-properties fo:background-color="transparent" fo:padding="0in" fo:border-left="none" fo:border-right="none" fo:border-top="none" fo:border-bottom="0.75pt solid #000000" style:writing-mode="page">
        <style:background-image/>
      </style:table-cell-properties>
    </style:style>
    <style:style style:name="Table1.D7"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4.5604in" fo:margin-top="0in" fo:margin-bottom="0in" table:align="left" style:shadow="none" style:may-break-between-rows="true" style:writing-mode="lr-tb" table:border-model="collapsing"/>
    </style:style>
    <style:style style:name="Table2.A" style:family="table-column">
      <style:table-column-properties style:column-width="3.4951in"/>
    </style:style>
    <style:style style:name="Table2.B" style:family="table-column">
      <style:table-column-properties style:column-width="1.0653in"/>
    </style:style>
    <style:style style:name="Table2.1" style:family="table-row">
      <style:table-row-properties fo:keep-together="auto"/>
    </style:style>
    <style:style style:name="Table2.A1" style:family="table-cell">
      <style:table-cell-properties style:vertical-align="bottom"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table-cell-properties fo:background-color="transparent" fo:padding="0in" fo:border="none" style:writing-mode="page">
        <style:background-image/>
      </style:table-cell-properties>
    </style:style>
    <style:style style:name="Table2.A3" style:family="table-cell">
      <style:table-cell-properties fo:background-color="transparent" fo:padding="0in" fo:border="none" style:writing-mode="page">
        <style:background-image/>
      </style:table-cell-properties>
    </style:style>
    <style:style style:name="Table2.B3" style:family="table-cell">
      <style:table-cell-properties fo:background-color="transparent" fo:padding="0in" fo:border="none" style:writing-mode="page">
        <style:background-image/>
      </style:table-cell-properties>
    </style:style>
    <style:style style:name="Table2.A4" style:family="table-cell">
      <style:table-cell-properties fo:background-color="transparent" fo:padding="0in" fo:border="none" style:writing-mode="page">
        <style:background-image/>
      </style:table-cell-properties>
    </style:style>
    <style:style style:name="Table2.B4" style:family="table-cell">
      <style:table-cell-properties fo:background-color="transparent" fo:padding="0in" fo:border="none" style:writing-mode="page">
        <style:background-image/>
      </style:table-cell-properties>
    </style:style>
    <style:style style:name="Table2.A5" style:family="table-cell">
      <style:table-cell-properties fo:background-color="transparent" fo:padding="0in" fo:border="none" style:writing-mode="page">
        <style:background-image/>
      </style:table-cell-properties>
    </style:style>
    <style:style style:name="Table2.B5" style:family="table-cell">
      <style:table-cell-properties fo:background-color="transparent" fo:padding="0in" fo:border="none" style:writing-mode="page">
        <style:background-image/>
      </style:table-cell-properties>
    </style:style>
    <style:style style:name="Table2.A6" style:family="table-cell">
      <style:table-cell-properties fo:background-color="transparent" fo:padding="0in" fo:border-left="none" fo:border-right="none" fo:border-top="none" fo:border-bottom="0.75pt solid #000000" style:writing-mode="page">
        <style:background-image/>
      </style:table-cell-properties>
    </style:style>
    <style:style style:name="Table2.B6"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Compact">
      <style:paragraph-properties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2" style:family="paragraph" style:parent-style-name="Compact">
      <style:paragraph-properties fo:text-align="start" style:justify-single-word="false" fo:orphans="2" fo:widows="2"/>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style:letter-kerning="false" style:font-name-asian="Cambria1" style:font-size-asian="12pt" style:language-asian="en" style:country-asian="US" style:font-style-asian="normal" style:font-weight-asian="normal" style:font-name-complex="F" style:font-size-complex="12pt" style:language-complex="ar" style:country-complex="SA" style:font-style-complex="normal" style:font-weight-complex="normal" style:text-overline-style="none" style:text-overline-color="font-color"/>
    </style:style>
    <style:style style:name="P3" style:family="paragraph" style:parent-style-name="Compact">
      <style:paragraph-properties fo:text-align="start" style:justify-single-word="false" fo:orphans="2" fo:widows="2"/>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08c224" officeooo:paragraph-rsid="0008c224" style:letter-kerning="false" style:font-name-asian="Cambria1" style:font-size-asian="12pt" style:language-asian="en" style:country-asian="US" style:font-style-asian="normal" style:font-weight-asian="normal" style:font-name-complex="F" style:font-size-complex="12pt" style:language-complex="ar" style:country-complex="SA" style:font-style-complex="normal" style:font-weight-complex="normal" style:text-overline-style="none" style:text-overline-color="font-color"/>
    </style:style>
    <style:style style:name="P4" style:family="paragraph" style:parent-style-name="Heading_20_1">
      <style:text-properties officeooo:rsid="0008c224" officeooo:paragraph-rsid="0008c224"/>
    </style:style>
    <style:style style:name="P5" style:family="paragraph" style:parent-style-name="Standard" style:list-style-name="WWNum1001"/>
    <style:style style:name="P6" style:family="paragraph" style:parent-style-name="Standard" style:list-style-name="WWNum1002"/>
    <style:style style:name="P7" style:family="paragraph" style:parent-style-name="Standard" style:list-style-name="WWNum1003"/>
    <style:style style:name="P8" style:family="paragraph" style:parent-style-name="Standard" style:list-style-name="WWNum1004"/>
    <style:style style:name="P9" style:family="paragraph" style:parent-style-name="Standard" style:list-style-name="WWNum1005"/>
    <style:style style:name="P10" style:family="paragraph" style:parent-style-name="Standard" style:list-style-name="WWNum1006"/>
    <style:style style:name="P11" style:family="paragraph" style:parent-style-name="Standard" style:list-style-name="WWNum1007"/>
    <style:style style:name="P12" style:family="paragraph" style:parent-style-name="Standard" style:list-style-name="WWNum1008"/>
    <style:style style:name="P13" style:family="paragraph" style:parent-style-name="Standard" style:list-style-name="WWNum1009"/>
    <style:style style:name="P14" style:family="paragraph" style:parent-style-name="Standard" style:list-style-name="WWNum1010"/>
    <style:style style:name="P15" style:family="paragraph" style:parent-style-name="Standard" style:list-style-name="WWNum1011"/>
    <style:style style:name="P16" style:family="paragraph" style:parent-style-name="Standard" style:list-style-name="WWNum1012"/>
    <style:style style:name="P17" style:family="paragraph" style:parent-style-name="Standard" style:list-style-name="WWNum1013"/>
    <style:style style:name="P18" style:family="paragraph" style:parent-style-name="Standard" style:list-style-name="WWNum1014"/>
    <style:style style:name="P19" style:family="paragraph" style:parent-style-name="Standard" style:list-style-name="WWNum1015"/>
    <style:style style:name="P20" style:family="paragraph" style:parent-style-name="Standard" style:list-style-name="WWNum1016"/>
    <style:style style:name="P21" style:family="paragraph" style:parent-style-name="Standard" style:list-style-name="WWNum1017"/>
    <style:style style:name="P22" style:family="paragraph" style:parent-style-name="Standard" style:list-style-name="WWNum1018"/>
    <style:style style:name="P23" style:family="paragraph" style:parent-style-name="Standard" style:list-style-name="WWNum1019"/>
    <style:style style:name="P24" style:family="paragraph" style:parent-style-name="Standard" style:list-style-name="WWNum1020"/>
    <style:style style:name="P25" style:family="paragraph" style:parent-style-name="Standard" style:list-style-name="WWNum1021"/>
    <style:style style:name="P26" style:family="paragraph" style:parent-style-name="Standard" style:list-style-name="WWNum1022"/>
    <style:style style:name="P27" style:family="paragraph" style:parent-style-name="Standard" style:list-style-name="WWNum1023"/>
    <style:style style:name="P28" style:family="paragraph" style:parent-style-name="Standard" style:list-style-name="WWNum1024"/>
    <style:style style:name="P29" style:family="paragraph" style:parent-style-name="Standard" style:list-style-name="WWNum1025"/>
    <style:style style:name="P30" style:family="paragraph" style:parent-style-name="Standard" style:list-style-name="WWNum1026"/>
    <style:style style:name="P31" style:family="paragraph" style:parent-style-name="Standard" style:list-style-name="WWNum1027"/>
    <style:style style:name="P32" style:family="paragraph" style:parent-style-name="Standard" style:list-style-name="WWNum1028"/>
    <style:style style:name="P33" style:family="paragraph" style:parent-style-name="Standard" style:list-style-name="WWNum1029"/>
    <style:style style:name="P34" style:family="paragraph" style:parent-style-name="Standard" style:list-style-name="WWNum1030"/>
    <style:style style:name="P35" style:family="paragraph" style:parent-style-name="Standard" style:list-style-name="WWNum1031"/>
    <style:style style:name="P36" style:family="paragraph" style:parent-style-name="Standard" style:list-style-name="WWNum1032"/>
    <style:style style:name="P37" style:family="paragraph" style:parent-style-name="Standard" style:list-style-name="WWNum1033"/>
    <style:style style:name="P38" style:family="paragraph" style:parent-style-name="Text_20_body">
      <style:text-properties officeooo:rsid="0008c224" officeooo:paragraph-rsid="0008c224"/>
    </style:style>
    <style:style style:name="P39" style:family="paragraph" style:parent-style-name="Text_20_body">
      <style:text-properties officeooo:paragraph-rsid="0008c224"/>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officeooo:rsid="0008c2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PA Capstone Seminar:<text:line-break/>Public Administration Theory</text:p>
      <text:p text:style-name="Author">POSC 521 — Fall 2024</text:p>
      <text:list xml:id="list3723285906" text:style-name="WWNum1001">
        <text:list-item>
          <text:p text:style-name="P5"><text:span text:style-name="T1">In-Person Sessions:</text:span> August 29; September 5, 12, 19, 26; October 3, 10, 17; November 14; December 5.</text:p>
        </text:list-item>
        <text:list-item>
          <text:p text:style-name="P5"><text:span text:style-name="T1">Synchronous Online Session:</text:span> November 21.</text:p>
        </text:list-item>
        <text:list-item>
          <text:p text:style-name="P5"><text:span text:style-name="T1">Asynchronous Online Sessions:</text:span> October 24, 31; November 7, 28; December 12.</text:p>
        </text:list-item>
      </text:list>
      <text:h text:style-name="Heading_20_2" text:outline-level="2"><text:bookmark-start text:name="professor-david-p.-adams-ph.d."/>Professor: David P. Adams, Ph.D.<text:bookmark-end text:name="professor-david-p.-adams-ph.d."/></text:h>
      <text:h text:style-name="Heading_20_3" text:outline-level="3"><text:bookmark-start text:name="contact-information"/>Contact Information:<text:bookmark-end text:name="contact-information"/></text:h>
      <text:list xml:id="list175807045705931" text:continue-list="list3723285906" text:style-name="WWNum1002">
        <text:list-item>
          <text:p text:style-name="P6">Office: 516 Gordon Hall</text:p>
        </text:list-item>
        <text:list-item>
          <text:p text:style-name="P6">Phone/SMS: (657) 278-4770</text:p>
        </text:list-item>
        <text:list-item>
          <text:p text:style-name="P6">website: <text:a xlink:type="simple" xlink:href="https://dadams.io" text:style-name="Verbatim_20_Char" text:visited-style-name="Verbatim_20_Char"><text:span text:style-name="Verbatim_20_Char">dadams.io</text:span></text:a></text:p>
        </text:list-item>
        <text:list-item>
          <text:p text:style-name="P6">email: <text:a xlink:type="simple" xlink:href="../dpadams@fullerton.edu" text:style-name="Verbatim_20_Char" text:visited-style-name="Verbatim_20_Char"><text:span text:style-name="Verbatim_20_Char">dpadams@fullerton.edu</text:span></text:a></text:p>
        </text:list-item>
        <text:list-item>
          <text:p text:style-name="P6">Office hours: Tuesdays &amp; Thursdays from 9:30 to 11:00, Thursdays from 5:30 to 6:30, and by <text:a xlink:type="simple" xlink:href="https://dadams.io/appointments" text:style-name="Internet_20_link" text:visited-style-name="Visited_20_Internet_20_Link"><text:span text:style-name="Internet_20_link">appointment</text:span></text:a>.</text:p>
        </text:list-item>
        <text:list-item>
          <text:p text:style-name="P6">Schedule meetings throughout the week: <text:a xlink:type="simple" xlink:href="https://dadams.io/appointments" text:style-name="Verbatim_20_Char" text:visited-style-name="Verbatim_20_Char"><text:span text:style-name="Verbatim_20_Char">dadams.io/appointments</text:span></text:a></text:p>
        </text:list-item>
      </text:list>
      <text:h text:style-name="Heading_20_1" text:outline-level="1"><text:bookmark-start text:name="catalog-description"/>Catalog Description<text:bookmark-end text:name="catalog-description"/></text:h>
      <text:p text:style-name="First_20_Paragraph">Concepts, models and ideologies of public administration within the larger political system. Course restricted to students in their final six units of graduate work.</text:p>
      <text:h text:style-name="Heading_20_1" text:outline-level="1"><text:bookmark-start text:name="course-description"/>Course Description<text:bookmark-end text:name="course-description"/></text:h>
      <text:p text:style-name="First_20_Paragraph">The capstone seminar in the Master of Public Administration program at Cal State Fullerton examines concepts, models, and ideologies of public administration within the larger political system.</text:p>
      <text:h text:style-name="Heading_20_1" text:outline-level="1"><text:bookmark-start text:name="course-objectives"/>Course Objectives<text:bookmark-end text:name="course-objectives"/></text:h>
      <text:p text:style-name="First_20_Paragraph">This course is designed to accomplish five interrelated objectives:</text:p>
      <text:list xml:id="list320771191" text:style-name="WWNum1003">
        <text:list-item text:start-value="1">
          <text:p text:style-name="P7"><text:soft-page-break/><text:span text:style-name="T1">Theory Examination</text:span>: We will delve into the most important theories and literature in public administration, fostering a deep understanding of the field.</text:p>
        </text:list-item>
        <text:list-item>
          <text:p text:style-name="P7"><text:span text:style-name="T1">Literature Review</text:span>: You will complete a literature review in your concentration area, allowing you to specialize and delve deeper into a specific aspect of public administration. This preparation will be crucial for the general concentration portion of the comprehensive exams.</text:p>
        </text:list-item>
        <text:list-item>
          <text:p text:style-name="P7"><text:span text:style-name="T1">Writing Skills</text:span>: This course will enhance your writing skills, focusing on clear, concise, and effective communication. This preparation will be crucial for the general theory portion of the comprehensive exams.</text:p>
        </text:list-item>
        <text:list-item>
          <text:p text:style-name="P7"><text:span text:style-name="T1">Critical Thinking</text:span>: You will develop your critical thinking skills, learning to analyze and evaluate complex arguments and theories. This preparation will be crucial for the general theory portion of the comprehensive exams.</text:p>
        </text:list-item>
        <text:list-item>
          <text:p text:style-name="P7"><text:span text:style-name="T1">Professional Development</text:span>: This course will help you develop the skills and knowledge necessary for a successful career in public administration. You will learn about the latest trends and issues in the field and how to navigate the challenges of public service.</text:p>
        </text:list-item>
      </text:list>
      <text:h text:style-name="Heading_20_1" text:outline-level="1"><text:bookmark-start text:name="course-materials"/>Course Materials<text:bookmark-end text:name="course-materials"/></text:h>
      <text:h text:style-name="Heading_20_2" text:outline-level="2"><text:bookmark-start text:name="required-texts"/>Required Texts<text:bookmark-end text:name="required-texts"/></text:h>
      <text:list xml:id="list175807832848974" text:continue-list="list175807045705931" text:style-name="WWNum1004">
        <text:list-item>
          <text:p text:style-name="P8"><text:span text:style-name="T1">Denhardt and Denhardt</text:span>. <text:span text:style-name="T2">The New Public Service: Serving, Not Steering</text:span>. 4th ed. Routledge, 2015.</text:p>
        </text:list-item>
        <text:list-item>
          <text:p text:style-name="P8"><text:span text:style-name="T1">Gooden, Susan T.</text:span>. <text:span text:style-name="T2">Race and Social Equity: A Nervous Area of Government</text:span>. Oxford University Press, 2014.</text:p>
        </text:list-item>
        <text:list-item>
          <text:p text:style-name="P8"><text:span text:style-name="T1">Lipsky, Michael</text:span>. <text:span text:style-name="T2">Street-Level Bureaucracy: Dilemmas of the Individual in Public Services</text:span>. Russell Sage Foundation, 2010.</text:p>
        </text:list-item>
      </text:list>
      <text:h text:style-name="Heading_20_2" text:outline-level="2"><text:bookmark-start text:name="Xf3042cc554d3a335f443e993c9807ef45f5389e"/>Additional Readings are indicated in the course schedule below.<text:bookmark-end text:name="Xf3042cc554d3a335f443e993c9807ef45f5389e"/></text:h>
      <text:h text:style-name="Heading_20_1" text:outline-level="1"><text:bookmark-start text:name="technical-problems"/>Technical Problems<text:bookmark-end text:name="technical-problems"/></text:h>
      <text:h text:style-name="Heading_20_2" text:outline-level="2"><text:bookmark-start text:name="university-it-help-desk"/>University IT Help Desk<text:bookmark-end text:name="university-it-help-desk"/></text:h>
      <text:p text:style-name="First_20_Paragraph">Contact the instructor immediately to document the problem if you encounter any technical difficulties. Then contact the <text:a xlink:type="simple" xlink:href="http://www.fullerton.edu/it/students/helpdesk/index.php" text:style-name="Internet_20_link" text:visited-style-name="Visited_20_Internet_20_Link"><text:span text:style-name="Internet_20_link">Student IT Help Desk</text:span></text:a> for assistance. You can also call the Student IT Help Desk at (657) 278-8888, <text:a xlink:type="simple" xlink:href="mailto:StudentITHelpDesk@fullerton.edu" text:style-name="Internet_20_link" text:visited-style-name="Visited_20_Internet_20_Link"><text:span text:style-name="Internet_20_link">email</text:span></text:a>, visit them at the Pollak Library North <text:a xlink:type="simple" xlink:href="http://www.fullerton.edu/it/students/sgc/index.php" text:style-name="Internet_20_link" text:visited-style-name="Visited_20_Internet_20_Link"><text:span text:style-name="Internet_20_link">Student Genius Center</text:span></text:a>, or log on to the <text:a xlink:type="simple" xlink:href="http://my.fullerton.edu/" text:style-name="Internet_20_link" text:visited-style-name="Visited_20_Internet_20_Link"><text:span text:style-name="Internet_20_link">my.fullerton.edu</text:span></text:a> portal and click “Online IT Help” followed by “Live Chat”.</text:p>
      <text:h text:style-name="Heading_20_2" text:outline-level="2"><text:bookmark-start text:name="canvas-support"/><text:soft-page-break/>Canvas Support<text:bookmark-end text:name="canvas-support"/></text:h>
      <text:p text:style-name="First_20_Paragraph">If you encounter any technical difficulties with Canvas, call the Canvas Support Hotline at 855-302-7528, visit the <text:a xlink:type="simple" xlink:href="https://community.canvaslms.com/docs/DOC-10720-67952720329" text:style-name="Internet_20_link" text:visited-style-name="Visited_20_Internet_20_Link"><text:span text:style-name="Internet_20_link">Canvas Community</text:span></text:a>, or click the “Help” button in the lower left corner of Canvas and select “Report a Problem”. The <text:a xlink:type="simple" xlink:href="https://cases.canvaslms.com/liveagentchat?chattype=student&amp;sfid=001A000000YzcwQIAR" text:style-name="Internet_20_link" text:visited-style-name="Visited_20_Internet_20_Link"><text:span text:style-name="Internet_20_link">Student Support Live Chat</text:span></text:a> is available 24 hours a day, 7 days a week.</text:p>
      <text:h text:style-name="Heading_20_1" text:outline-level="1"><text:bookmark-start text:name="university-student-policies"/>University Student Policies<text:bookmark-end text:name="university-student-policies"/></text:h>
      <text:p text:style-name="First_20_Paragraph">In accordance with UPS 300.00, students must be familiar with certain policies applicable to all courses. Please review these policies as needed and visit this Cal State Fullerton website <text:a xlink:type="simple" xlink:href="https://t.ly/csuf-syllabus" text:style-name="Internet_20_link" text:visited-style-name="Visited_20_Internet_20_Link"><text:span text:style-name="Internet_20_link">https://t.ly/csuf-syllabus</text:span></text:a> for links to the following information:</text:p>
      <text:list xml:id="list175806705702223" text:continue-list="list320771191" text:style-name="WWNum1005">
        <text:list-item text:start-value="1">
          <text:p text:style-name="P9">University learning goals and program learning outcomes.</text:p>
        </text:list-item>
        <text:list-item>
          <text:p text:style-name="P9">Learning objectives for each General Education (GE) category.</text:p>
        </text:list-item>
        <text:list-item>
          <text:p text:style-name="P9">Guidelines for appropriate online behavior (netiquette).</text:p>
        </text:list-item>
        <text:list-item>
          <text:p text:style-name="P9">Students’ rights to accommodations for documented special needs.</text:p>
        </text:list-item>
        <text:list-item>
          <text:p text:style-name="P9">Campus student support measures, including Counseling &amp; Psychological Services, Title IV and Gender Equity, Diversity Initiatives and Resource Centers, and Basic Needs Services.</text:p>
        </text:list-item>
        <text:list-item>
          <text:p text:style-name="P9">Academic integrity (refer to UPS 300.021).</text:p>
        </text:list-item>
        <text:list-item>
          <text:p text:style-name="P9">Actions to take during an emergency.</text:p>
        </text:list-item>
        <text:list-item>
          <text:p text:style-name="P9">Library services information.</text:p>
        </text:list-item>
        <text:list-item>
          <text:p text:style-name="P9">Student Information Technology Services, including details on technical competencies and resources required for all students.</text:p>
        </text:list-item>
        <text:list-item>
          <text:p text:style-name="P9">Software privacy and accessibility statements.</text:p>
        </text:list-item>
      </text:list>
      <text:h text:style-name="Heading_20_1" text:outline-level="1"><text:bookmark-start text:name="course-student-policies"/>Course Student Policies<text:bookmark-end text:name="course-student-policies"/></text:h>
      <text:h text:style-name="Heading_20_2" text:outline-level="2"><text:bookmark-start text:name="course-communication"/>Course Communication<text:bookmark-end text:name="course-communication"/></text:h>
      <text:p text:style-name="First_20_Paragraph">All course announcements and communications will be sent via <text:span text:style-name="T2">Canvas</text:span> and university email. Students are responsible for regularly checking their <text:span text:style-name="T2">Canvas</text:span> notifications and email. Students are also responsible for ensuring that their <text:span text:style-name="T2">Canvas</text:span> notifications are set to receive messages from the course. Students are expected to check <text:span text:style-name="T2">Canvas</text:span> and their email at least once daily.</text:p>
      <text:p text:style-name="Text_20_body"><text:span text:style-name="T1">Response Time</text:span>: I will strive to respond to all student emails and <text:span text:style-name="T2">Canvas</text:span> messages within 24 hours, except on weekends and holidays. If you do not receive a response within 24 <text:soft-page-break/>hours, please send a follow-up message. If you do not receive a response within 48 hours, please send another follow-up message and contact me via phone or SMS text at (657) 278-4770.</text:p>
      <text:h text:style-name="Heading_20_2" text:outline-level="2"><text:bookmark-start text:name="due-dates"/>Due Dates<text:bookmark-end text:name="due-dates"/></text:h>
      <text:p text:style-name="First_20_Paragraph">All assignments are due by 11:59 p.m. on the date specified in the course schedule. Late assignments will not be accepted unless prior arrangements have been made with the professor. Students are responsible for submitting all assignments on time and in the correct format. Failure to submit an assignment on time may result in a grade penalty.</text:p>
      <text:h text:style-name="Heading_20_2" text:outline-level="2"><text:bookmark-start text:name="X5887802fa9d90c3ff9d703827b1a5012148e835"/>Alternative Procedures for Submitting Work<text:bookmark-end text:name="X5887802fa9d90c3ff9d703827b1a5012148e835"/></text:h>
      <text:p text:style-name="First_20_Paragraph">Students are expected to submit all assignments via <text:span text:style-name="T2">Canvas</text:span>. If you cannot submit an assignment via <text:span text:style-name="T2">Canvas</text:span>, please contact the professor to discuss alternative submission procedures.</text:p>
      <text:h text:style-name="Heading_20_2" text:outline-level="2"><text:bookmark-start text:name="extra-credit"/>Extra Credit<text:bookmark-end text:name="extra-credit"/></text:h>
      <text:p text:style-name="First_20_Paragraph">Extra credit opportunities will not be offered in this course. All students will be graded based on the same criteria and standards.</text:p>
      <text:h text:style-name="Heading_20_2" text:outline-level="2"><text:bookmark-start text:name="academic-integrity"/>Academic Integrity<text:bookmark-end text:name="academic-integrity"/></text:h>
      <text:p text:style-name="First_20_Paragraph">Students are expected to adhere to the highest standards of academic integrity. Any student found to have engaged in academic dishonesty will be subject to the sanctions described in the <text:a xlink:type="simple" xlink:href="https://www.fullerton.edu/senate/publications_policies_resolutions/ups/UPS%20300/UPS%20300.021.pdf" text:style-name="Internet_20_link" text:visited-style-name="Visited_20_Internet_20_Link"><text:span text:style-name="Internet_20_link">Academic Dishonesty Policy</text:span></text:a> (UPS 300.021). Academic dishonesty includes, but is not limited to, cheating, plagiarism, fabrication, facilitating academic dishonesty, and submitting previously graded work without prior authorization. Students are expected to be familiar with the university’s policy on academic dishonesty and to adhere to this policy in all aspects of this course. Any student who has questions about the policy should ask the professor for clarification.</text:p>
      <text:h text:style-name="Heading_20_1" text:outline-level="1"><text:bookmark-start text:name="course-requirements"/>Course Requirements<text:bookmark-end text:name="course-requirements"/></text:h>
      <text:h text:style-name="Heading_20_2" text:outline-level="2"><text:bookmark-start text:name="X48a0c18765136cc7b7f81eade1f3ad96a7e4bc2"/>Annotated Bibliography, Synthesis, and Personal Reflection<text:bookmark-end text:name="X48a0c18765136cc7b7f81eade1f3ad96a7e4bc2"/></text:h>
      <text:p text:style-name="First_20_Paragraph">During the first eight weeks of the course, students will complete an annotated bibliography, synthesis, and personal reflection on the assigned readings. The annotated bibliography will include a summary of the key points of each reading, an analysis of the strengths and weaknesses of the arguments presented, and a reflection on the implications of the readings for public administration theory and practice. The synthesis will integrate the key points of the readings and identify common themes and divergent perspectives. The personal reflection will provide an opportunity for students to connect the readings to their own experiences and perspectives and to consider the implications of the readings for their future careers in public administration.</text:p>
      <text:h text:style-name="Heading_20_2" text:outline-level="2"><text:bookmark-start text:name="Xff33893b3cec10eaddd3cef71f72944985d261c"/><text:soft-page-break/>MPA Comprehensive General Area Essay Exam<text:bookmark-end text:name="Xff33893b3cec10eaddd3cef71f72944985d261c"/></text:h>
      <text:p text:style-name="First_20_Paragraph">Students will complete a comprehensive general area essay exam as part of the MPA program’s comprehensive exam requirement. The exam will consist of three questions from which students will choose one to answer. The questions will be based on the course readings and discussions and will require students to demonstrate their understanding of the key concepts, theories, and debates in public administration. The exam will provide students with an opportunity to synthesize their learning in the course and to demonstrate their ability to think critically and write clearly about complex issues in public administration.</text:p>
      <text:h text:style-name="Heading_20_2" text:outline-level="2"><text:bookmark-start text:name="concentration-area-literature-review"/>Concentration Area Literature Review<text:bookmark-end text:name="concentration-area-literature-review"/></text:h>
      <text:p text:style-name="First_20_Paragraph">Students will complete a literature review in their concentration area as part of the MPA program’s comprehensive exam requirement. The literature review will examine the practical and theoretical issues related to a specific topic in public administration and will synthesize the key findings and debates in the literature. The literature review will provide students with an opportunity to deepen their knowledge of their concentration area and to develop their research and writing skills. A peer review process will be used to provide feedback on the literature review, and students will have the opportunity to revise and resubmit their work based on the feedback received.</text:p>
      <text:h text:style-name="Heading_20_1" text:outline-level="1"><text:bookmark-start text:name="course-requirements-due-dates"/>Course Requirements Due Dates<text:bookmark-end text:name="course-requirements-due-dates"/></text:h>
      <text:p text:style-name="First_20_Paragraph">The due dates for the course requirements are as follows:</text:p>
      <text:list xml:id="list175807414074229" text:continue-list="list175807832848974" text:style-name="WWNum1006">
        <text:list-item>
          <text:p text:style-name="P10">Annotated Bibliography, Synthesis, and Personal Reflection: Due each week by 11:59 p.m. on Thursday</text:p>
        </text:list-item>
        <text:list-item>
          <text:p text:style-name="P10">MPA Comprehensive General Area Essay Exam:</text:p>
          <text:list text:style-name="WWNum1007">
            <text:list-item>
              <text:p text:style-name="P11">Distributed on 10/31</text:p>
            </text:list-item>
            <text:list-item>
              <text:p text:style-name="P11">Due on 11/7</text:p>
            </text:list-item>
          </text:list>
        </text:list-item>
        <text:list-item>
          <text:p text:style-name="P10">Concentration Area Literature Review:</text:p>
          <text:list text:style-name="WWNum1008">
            <text:list-item>
              <text:p text:style-name="P12">Topic Selection: Due on 11/14</text:p>
            </text:list-item>
            <text:list-item>
              <text:p text:style-name="P12">Annotated Bibliography: Due on 11/21</text:p>
            </text:list-item>
            <text:list-item>
              <text:p text:style-name="P12">Draft: Due on 11/28</text:p>
            </text:list-item>
            <text:list-item>
              <text:p text:style-name="P12">Peer Review: Due on 12/5</text:p>
            </text:list-item>
            <text:list-item>
              <text:p text:style-name="P12">Final Draft: Due on 12/12</text:p>
            </text:list-item>
          </text:list>
        </text:list-item>
      </text:list>
      <text:h text:style-name="Heading_20_1" text:outline-level="1"><text:bookmark-start text:name="grades"/><text:soft-page-break/>Grades<text:bookmark-end text:name="grades"/></text:h>
      <text:p text:style-name="First_20_Paragraph">Your work in this class will be graded based on four criteria:</text:p>
      <text:list text:continue-list="list175806705702223" text:style-name="WWNum1009">
        <text:list-item text:start-value="1">
          <text:p text:style-name="P13">Thoroughly complete each assignment, address all questions, and participate in class discussions.</text:p>
        </text:list-item>
        <text:list-item>
          <text:p text:style-name="P13">Effective use of class materials (and other literature while researching your literature review topic).</text:p>
        </text:list-item>
        <text:list-item>
          <text:p text:style-name="P13">Sophisticated substantive content and discussion rather than superficial.</text:p>
        </text:list-item>
        <text:list-item>
          <text:p text:style-name="P13">Writing at the graduate level, including proper mechanics, grammar, syntax, and citation style.</text:p>
        </text:list-item>
      </text:list>
      <text:h text:style-name="Heading_20_2" text:outline-level="2"><text:bookmark-start text:name="grading-scale-and-grade-weights"/>Grading Scale and Grade Weights<text:bookmark-end text:name="grading-scale-and-grade-weights"/></text:h>
      <text:p text:style-name="First_20_Paragraph">The grading scale is shown in Table <text:a xlink:type="simple" xlink:href="#tab:grading-scale" text:style-name="Internet_20_link" text:visited-style-name="Visited_20_Internet_20_Link"><text:span text:style-name="Internet_20_link">1</text:span></text:a>. Grades will be given based on the weights in Table <text:a xlink:type="simple" xlink:href="#tab:grade-weights" text:style-name="Internet_20_link" text:visited-style-name="Visited_20_Internet_20_Link"><text:span text:style-name="Internet_20_link">2</text:span></text:a>.</text:p>
      <text:p text:style-name="Table_20_Caption">Grading Scale</text:p>
      <table:table table:name="Table1" table:style-name="Table1" table:template-name="Academic">
        <table:table-column table:style-name="Table1.A"/>
        <table:table-column table:style-name="Table1.B"/>
        <table:table-column table:style-name="Table1.A"/>
        <table:table-column table:style-name="Table1.B"/>
        <table:table-row table:style-name="Table1.1">
          <table:table-cell table:style-name="Table1.A1" office:value-type="string">
            <text:p text:style-name="P2"><text:span text:style-name="T1">Grade</text:span></text:p>
          </table:table-cell>
          <table:table-cell table:style-name="Table1.A1" office:value-type="string">
            <text:p text:style-name="P2"><text:span text:style-name="T1">Percentage</text:span></text:p>
          </table:table-cell>
          <table:table-cell table:style-name="Table1.A1" office:value-type="string">
            <text:p text:style-name="P2"><text:span text:style-name="T1">Grade</text:span></text:p>
          </table:table-cell>
          <table:table-cell table:style-name="Table1.A1" office:value-type="string">
            <text:p text:style-name="P2"><text:span text:style-name="T1">Percentage</text:span></text:p>
          </table:table-cell>
        </table:table-row>
        <table:table-row table:style-name="Table1.1">
          <table:table-cell table:style-name="Table1.A2" office:value-type="string">
            <text:p text:style-name="P2">A+</text:p>
          </table:table-cell>
          <table:table-cell table:style-name="Table1.B2" office:value-type="string">
            <text:p text:style-name="P2">98.0 – 100</text:p>
          </table:table-cell>
          <table:table-cell table:style-name="Table1.C2" office:value-type="string">
            <text:p text:style-name="P2">B-</text:p>
          </table:table-cell>
          <table:table-cell table:style-name="Table1.D2" office:value-type="string">
            <text:p text:style-name="P2">80.0 – 81.9</text:p>
          </table:table-cell>
        </table:table-row>
        <table:table-row table:style-name="Table1.1">
          <table:table-cell table:style-name="Table1.A3" office:value-type="string">
            <text:p text:style-name="P2">A</text:p>
          </table:table-cell>
          <table:table-cell table:style-name="Table1.B3" office:value-type="string">
            <text:p text:style-name="P2">92.0 – 97.9</text:p>
          </table:table-cell>
          <table:table-cell table:style-name="Table1.C3" office:value-type="string">
            <text:p text:style-name="P2">C+</text:p>
          </table:table-cell>
          <table:table-cell table:style-name="Table1.D3" office:value-type="string">
            <text:p text:style-name="P2">78.0 – 79.9</text:p>
          </table:table-cell>
        </table:table-row>
        <table:table-row table:style-name="Table1.1">
          <table:table-cell table:style-name="Table1.A4" office:value-type="string">
            <text:p text:style-name="P2">A-</text:p>
          </table:table-cell>
          <table:table-cell table:style-name="Table1.B4" office:value-type="string">
            <text:p text:style-name="P2">90.0 – 91.9</text:p>
          </table:table-cell>
          <table:table-cell table:style-name="Table1.C4" office:value-type="string">
            <text:p text:style-name="P2">C</text:p>
          </table:table-cell>
          <table:table-cell table:style-name="Table1.D4" office:value-type="string">
            <text:p text:style-name="P2">72.0 – 77.9</text:p>
          </table:table-cell>
        </table:table-row>
        <table:table-row table:style-name="Table1.1">
          <table:table-cell table:style-name="Table1.A5" office:value-type="string">
            <text:p text:style-name="P2">B+</text:p>
          </table:table-cell>
          <table:table-cell table:style-name="Table1.B5" office:value-type="string">
            <text:p text:style-name="P2">88.0 – 89.9</text:p>
          </table:table-cell>
          <table:table-cell table:style-name="Table1.C5" office:value-type="string">
            <text:p text:style-name="P2">C-</text:p>
          </table:table-cell>
          <table:table-cell table:style-name="Table1.D5" office:value-type="string">
            <text:p text:style-name="P2">70.0 – 71.9</text:p>
          </table:table-cell>
        </table:table-row>
        <table:table-row table:style-name="Table1.1">
          <table:table-cell table:style-name="Table1.A6" office:value-type="string">
            <text:p text:style-name="P2">B</text:p>
          </table:table-cell>
          <table:table-cell table:style-name="Table1.B6" office:value-type="string">
            <text:p text:style-name="P2">82.0 – 87.9</text:p>
          </table:table-cell>
          <table:table-cell table:style-name="Table1.C6" office:value-type="string">
            <text:p text:style-name="P2">D</text:p>
          </table:table-cell>
          <table:table-cell table:style-name="Table1.D6" office:value-type="string">
            <text:p text:style-name="P2">60.0 – 69.9</text:p>
          </table:table-cell>
        </table:table-row>
        <table:table-row table:style-name="Table1.1">
          <table:table-cell table:style-name="Table1.A7" office:value-type="string">
            <text:p text:style-name="P2">D-</text:p>
          </table:table-cell>
          <table:table-cell table:style-name="Table1.B7" office:value-type="string">
            <text:p text:style-name="P2">50.0 – 59.9</text:p>
          </table:table-cell>
          <table:table-cell table:style-name="Table1.C7" office:value-type="string">
            <text:p text:style-name="P2">F</text:p>
          </table:table-cell>
          <table:table-cell table:style-name="Table1.D7" office:value-type="string">
            <text:p text:style-name="P2">0 – 49.9<text:bookmark text:name="tab:grading-scale"/></text:p>
          </table:table-cell>
        </table:table-row>
      </table:table>
      <text:p text:style-name="P38"><text:bookmark-start text:name="tab:grading-scale Copy 1"/>T<text:bookmark-end text:name="tab:grading-scale Copy 1"/>able 1: Grading Scale</text:p>
      <text:p text:style-name="Table_20_Caption">Grade Weights</text:p>
      <table:table table:name="Table2" table:style-name="Table2" table:template-name="Academic">
        <table:table-column table:style-name="Table2.A"/>
        <table:table-column table:style-name="Table2.B"/>
        <table:table-row table:style-name="Table2.1">
          <table:table-cell table:style-name="Table2.A1" office:value-type="string">
            <text:p text:style-name="P2"><text:span text:style-name="T1">Assignment</text:span></text:p>
          </table:table-cell>
          <table:table-cell table:style-name="Table2.A1" office:value-type="string">
            <text:p text:style-name="P2"><text:span text:style-name="T1">Percentage</text:span></text:p>
          </table:table-cell>
        </table:table-row>
        <table:table-row table:style-name="Table2.1">
          <table:table-cell table:style-name="Table2.A2" office:value-type="string">
            <text:p text:style-name="P2">Weekly Annotated Bibliography</text:p>
          </table:table-cell>
          <table:table-cell table:style-name="Table2.B2" office:value-type="string">
            <text:p text:style-name="P3">5%</text:p>
          </table:table-cell>
        </table:table-row>
        <table:table-row table:style-name="Table2.1">
          <table:table-cell table:style-name="Table2.A3" office:value-type="string">
            <text:p text:style-name="P2">Weekly Synthesis</text:p>
          </table:table-cell>
          <table:table-cell table:style-name="Table2.B3" office:value-type="string">
            <text:p text:style-name="P3">20%</text:p>
          </table:table-cell>
        </table:table-row>
        <table:table-row table:style-name="Table2.1">
          <table:table-cell table:style-name="Table2.A4" office:value-type="string">
            <text:p text:style-name="P2">Weekly Personal Reflection</text:p>
          </table:table-cell>
          <table:table-cell table:style-name="Table2.B4" office:value-type="string">
            <text:p text:style-name="P3">5%</text:p>
          </table:table-cell>
        </table:table-row>
        <table:table-row table:style-name="Table2.1">
          <table:table-cell table:style-name="Table2.A5" office:value-type="string">
            <text:p text:style-name="P2">MPA Comprehensive General Area Essay Exam</text:p>
          </table:table-cell>
          <table:table-cell table:style-name="Table2.B5" office:value-type="string">
            <text:p text:style-name="P3">50%</text:p>
          </table:table-cell>
        </table:table-row>
        <table:table-row table:style-name="Table2.1">
          <table:table-cell table:style-name="Table2.A6" office:value-type="string">
            <text:p text:style-name="P2">Concentration Area Literature Review</text:p>
          </table:table-cell>
          <table:table-cell table:style-name="Table2.B6" office:value-type="string">
            <text:p text:style-name="P3"><text:bookmark text:name="tab:grade-weights"/>20%</text:p>
          </table:table-cell>
        </table:table-row>
      </table:table>
      <text:p text:style-name="P38"><text:bookmark-start text:name="tab:grade-weights Copy 1"/>T<text:bookmark-end text:name="tab:grade-weights Copy 1"/>able 2: Grade Weights</text:p>
      <text:h text:style-name="Heading_20_1" text:outline-level="1"><text:bookmark-start text:name="course-schedule"/><text:soft-page-break/>Course Schedule<text:bookmark-end text:name="course-schedule"/></text:h>
      <text:h text:style-name="Heading_20_2" text:outline-level="2"><text:bookmark-start text:name="Xf9b220e5ab662a881336acde832f22ff298157b"/>Week 1 – 8/29: Introduction to Public Administration Theory<text:bookmark-end text:name="Xf9b220e5ab662a881336acde832f22ff298157b"/></text:h>
      <text:list xml:id="list175806765250219" text:continue-list="list175807414074229" text:style-name="WWNum1010">
        <text:list-item>
          <text:p text:style-name="P14"><text:span text:style-name="T1">In-person Session</text:span>: Introduction to the Course</text:p>
        </text:list-item>
        <text:list-item>
          <text:p text:style-name="P14">Readings:</text:p>
          <text:list text:style-name="WWNum1011">
            <text:list-item>
              <text:p text:style-name="P15">(Weber 1946)</text:p>
            </text:list-item>
            <text:list-item>
              <text:p text:style-name="P15">(Denhardt and Denhardt 2015), Chapters 1–2</text:p>
            </text:list-item>
            <text:list-item>
              <text:p text:style-name="P15">(Rosenbloom 2008)</text:p>
            </text:list-item>
            <text:list-item>
              <text:p text:style-name="P15">(Wilson 1887)</text:p>
            </text:list-item>
            <text:list-item>
              <text:p text:style-name="P15">(Wilson 1989)</text:p>
            </text:list-item>
          </text:list>
        </text:list-item>
        <text:list-item>
          <text:p text:style-name="P14">Due: Annotated Bibliography, Synthesis, and Personal Reflection</text:p>
        </text:list-item>
      </text:list>
      <text:h text:style-name="Heading_20_2" text:outline-level="2"><text:bookmark-start text:name="X78d8b13e2079195708ad3123a50f5f621b1bdbf"/>Week 2 – 9/5: Public Administration in the U.S. Context<text:bookmark-end text:name="X78d8b13e2079195708ad3123a50f5f621b1bdbf"/></text:h>
      <text:list xml:id="list175807619783331" text:continue-list="list175806765250219" text:style-name="WWNum1012">
        <text:list-item>
          <text:p text:style-name="P16"><text:span text:style-name="T1">In-person Session</text:span>: Public Administration in the U.S. Context</text:p>
        </text:list-item>
        <text:list-item>
          <text:p text:style-name="P16">Readings:</text:p>
          <text:list text:style-name="WWNum1013">
            <text:list-item>
              <text:p text:style-name="P17">(Allison 1990)</text:p>
            </text:list-item>
            <text:list-item>
              <text:p text:style-name="P17">(Kaufman 1969)</text:p>
            </text:list-item>
            <text:list-item>
              <text:p text:style-name="P17">(Kettl 2020)</text:p>
            </text:list-item>
            <text:list-item>
              <text:p text:style-name="P17">(Overeem 2005)</text:p>
            </text:list-item>
            <text:list-item>
              <text:p text:style-name="P17">(Denhardt and Denhardt 2015), Chapters 3–4</text:p>
            </text:list-item>
          </text:list>
        </text:list-item>
        <text:list-item>
          <text:p text:style-name="P16">Due: Annotated Bibliography, Synthesis, and Personal Reflection</text:p>
        </text:list-item>
      </text:list>
      <text:h text:style-name="Heading_20_2" text:outline-level="2"><text:bookmark-start text:name="week-3-912-street-level-bureaucrats"/>Week 3 – 9/12: Street-Level Bureaucrats<text:bookmark-end text:name="week-3-912-street-level-bureaucrats"/></text:h>
      <text:list xml:id="list175806723847673" text:continue-list="list175807619783331" text:style-name="WWNum1014">
        <text:list-item>
          <text:p text:style-name="P18"><text:span text:style-name="T1">In-person Session</text:span>: Street-Level Bureaucrats</text:p>
        </text:list-item>
        <text:list-item>
          <text:p text:style-name="P18">Readings:</text:p>
          <text:list text:style-name="WWNum1015">
            <text:list-item>
              <text:p text:style-name="P19">(Lipsky 1980)</text:p>
            </text:list-item>
            <text:list-item>
              <text:p text:style-name="P19">(Maynard-Moody 2012)</text:p>
            </text:list-item>
            <text:list-item>
              <text:p text:style-name="P19">(Lipsky 2010), Chapters 1–6</text:p>
            </text:list-item>
          </text:list>
        </text:list-item>
        <text:list-item>
          <text:p text:style-name="P18">Due: Annotated Bibliography, Synthesis, and Personal Reflection</text:p>
        </text:list-item>
        <text:list-item>
          <text:p text:style-name="P18"><text:span text:style-name="T1">Assignment</text:span>: Literature Review Topic Selection</text:p>
        </text:list-item>
      </text:list>
      <text:h text:style-name="Heading_20_2" text:outline-level="2"><text:bookmark-start text:name="X3b1d3f5b6460987c0f0e7f33552288015b93e40"/><text:soft-page-break/>Week 4 – 9/19: Public Service Values and Ethics<text:bookmark-end text:name="X3b1d3f5b6460987c0f0e7f33552288015b93e40"/></text:h>
      <text:list xml:id="list175806476595304" text:continue-list="list175806723847673" text:style-name="WWNum1016">
        <text:list-item>
          <text:p text:style-name="P20"><text:span text:style-name="T1">In-person Session</text:span>: Public Service Values and Ethics</text:p>
        </text:list-item>
        <text:list-item>
          <text:p text:style-name="P20">Readings:</text:p>
          <text:list text:style-name="WWNum1017">
            <text:list-item>
              <text:p text:style-name="P21">(Friedrich 1935)</text:p>
            </text:list-item>
            <text:list-item>
              <text:p text:style-name="P21">(Finer 1941)</text:p>
            </text:list-item>
            <text:list-item>
              <text:p text:style-name="P21">(Frederickson and Ghere 2005)</text:p>
            </text:list-item>
            <text:list-item>
              <text:p text:style-name="P21">(Adams and Balfour 2009)</text:p>
            </text:list-item>
            <text:list-item>
              <text:p text:style-name="P21">(Denhardt and Denhardt 2015), Chapter 7</text:p>
            </text:list-item>
          </text:list>
        </text:list-item>
        <text:list-item>
          <text:p text:style-name="P20">Due: Annotated Bibliography, Synthesis, and Personal Reflection</text:p>
        </text:list-item>
      </text:list>
      <text:h text:style-name="Heading_20_2" text:outline-level="2"><text:bookmark-start text:name="week-5-926-leadership-and-motivation"/>Week 5 – 9/26: Leadership and Motivation<text:bookmark-end text:name="week-5-926-leadership-and-motivation"/></text:h>
      <text:list xml:id="list175807199347023" text:continue-list="list175806476595304" text:style-name="WWNum1018">
        <text:list-item>
          <text:p text:style-name="P22"><text:span text:style-name="T1">In-person Session</text:span>: Leadership and Motivation</text:p>
        </text:list-item>
        <text:list-item>
          <text:p text:style-name="P22">Readings:</text:p>
          <text:list text:style-name="WWNum1019">
            <text:list-item>
              <text:p text:style-name="P23">(Christensen, Paarlberg, and Perry 2017)</text:p>
            </text:list-item>
            <text:list-item>
              <text:p text:style-name="P23">(Denhardt and Denhardt 2015), Chapter 8</text:p>
            </text:list-item>
            <text:list-item>
              <text:p text:style-name="P23">(Lachance 2017)</text:p>
            </text:list-item>
            <text:list-item>
              <text:p text:style-name="P23">(Magee 2014)</text:p>
            </text:list-item>
            <text:list-item>
              <text:p text:style-name="P23">(Fairholm 2004)</text:p>
            </text:list-item>
          </text:list>
        </text:list-item>
        <text:list-item>
          <text:p text:style-name="P22">Due: Annotated Bibliography, Synthesis, and Personal Reflection</text:p>
        </text:list-item>
      </text:list>
      <text:h text:style-name="Heading_20_2" text:outline-level="2"><text:bookmark-start text:name="week-6-103-performance-management"/>Week 6 – 10/3: Performance Management<text:bookmark-end text:name="week-6-103-performance-management"/></text:h>
      <text:list xml:id="list175807029804282" text:continue-list="list175807199347023" text:style-name="WWNum1020">
        <text:list-item>
          <text:p text:style-name="P24"><text:span text:style-name="T1">In-person Session</text:span>: Performance Management</text:p>
        </text:list-item>
        <text:list-item>
          <text:p text:style-name="P24">Readings:</text:p>
          <text:list text:style-name="WWNum1021">
            <text:list-item>
              <text:p text:style-name="P25">(Behn 2003)</text:p>
            </text:list-item>
            <text:list-item>
              <text:p text:style-name="P25">(Denhardt and Denhardt 2015), Chapter 9</text:p>
            </text:list-item>
            <text:list-item>
              <text:p text:style-name="P25">(Douglas and Ansell 2021)</text:p>
            </text:list-item>
            <text:list-item>
              <text:p text:style-name="P25">(Marvel 2015)</text:p>
            </text:list-item>
            <text:list-item>
              <text:p text:style-name="P25">(Nicholson-Crotty 2004)</text:p>
            </text:list-item>
          </text:list>
        </text:list-item>
        <text:list-item>
          <text:p text:style-name="P24">Due: Annotated Bibliography, Synthesis, and Personal Reflection</text:p>
        </text:list-item>
      </text:list>
      <text:h text:style-name="Heading_20_2" text:outline-level="2"><text:bookmark-start text:name="Xcd29d9d80029cbffbac45bf1cc02072a20e39cb"/><text:soft-page-break/>Week 7 – 10/10: Equity, Diversity, Intersectionality, and Inclusion<text:bookmark-end text:name="Xcd29d9d80029cbffbac45bf1cc02072a20e39cb"/></text:h>
      <text:list xml:id="list175807534899682" text:continue-list="list175807029804282" text:style-name="WWNum1022">
        <text:list-item>
          <text:p text:style-name="P26"><text:span text:style-name="T1">In-person Session</text:span>: Equity, Diversity, Intersectionality, and Inclusion</text:p>
        </text:list-item>
        <text:list-item>
          <text:p text:style-name="P26">Readings:</text:p>
          <text:list text:style-name="WWNum1023">
            <text:list-item>
              <text:p text:style-name="P27">(Gooden 2014), Chapters 1–4</text:p>
            </text:list-item>
            <text:list-item>
              <text:p text:style-name="P27">(McCandless et al. 2022)</text:p>
            </text:list-item>
            <text:list-item>
              <text:p text:style-name="P27">(Jiang, DeHart-Davis, and Borry 2022)</text:p>
            </text:list-item>
            <text:list-item>
              <text:p text:style-name="P27">(Marvel 2015)</text:p>
            </text:list-item>
            <text:list-item>
              <text:p text:style-name="P27">(Robles and Mallinson 2023)</text:p>
            </text:list-item>
          </text:list>
        </text:list-item>
        <text:list-item>
          <text:p text:style-name="P26">Due: Annotated Bibliography, Synthesis, and Personal Reflection</text:p>
        </text:list-item>
      </text:list>
      <text:h text:style-name="Heading_20_2" text:outline-level="2"><text:bookmark-start text:name="Xd1e96865772e320fd9613c5cf613f80eb32c65e"/>Week 8 – 10/17: Privatization and Contracting<text:bookmark-end text:name="Xd1e96865772e320fd9613c5cf613f80eb32c65e"/></text:h>
      <text:list xml:id="list175807914622191" text:continue-list="list175807534899682" text:style-name="WWNum1024">
        <text:list-item>
          <text:p text:style-name="P28"><text:span text:style-name="T1">In-person Session</text:span>: Privatization and Contracting</text:p>
        </text:list-item>
        <text:list-item>
          <text:p text:style-name="P28">Readings:</text:p>
          <text:list text:style-name="WWNum1025">
            <text:list-item>
              <text:p text:style-name="P29">(Brown, Potoski, and Slyke 2016)</text:p>
            </text:list-item>
            <text:list-item>
              <text:p text:style-name="P29">(Cohen and Eimicke 2008)</text:p>
            </text:list-item>
            <text:list-item>
              <text:p text:style-name="P29">(Hefetz, Warner, and Vigoda-Gadot 2014)</text:p>
            </text:list-item>
            <text:list-item>
              <text:p text:style-name="P29">(Jos and Tompkins 2009)</text:p>
            </text:list-item>
            <text:list-item>
              <text:p text:style-name="P29">(Lamothe and Lamothe 2012)</text:p>
            </text:list-item>
          </text:list>
        </text:list-item>
        <text:list-item>
          <text:p text:style-name="P28">Due: Annotated Bibliography, Synthesis, and Personal Reflection</text:p>
        </text:list-item>
      </text:list>
      <text:h text:style-name="Heading_20_2" text:outline-level="2"><text:bookmark-start text:name="X686335063808035319d7775e79297f0d2163858"/>Week 9 – 10/24: Comprehensive General Area Essay<text:bookmark-end text:name="X686335063808035319d7775e79297f0d2163858"/></text:h>
      <text:list xml:id="list175807889073108" text:continue-list="list175807914622191" text:style-name="WWNum1026">
        <text:list-item>
          <text:p text:style-name="P30"><text:span text:style-name="T1">Asynchronous Session</text:span>: Comprehensive General Area Essay Study Break</text:p>
        </text:list-item>
      </text:list>
      <text:h text:style-name="Heading_20_2" text:outline-level="2"><text:bookmark-start text:name="X69195ee01255dfbbecddc8e088d9229ee09b8a3"/>Week 10 – 10/31: Comprehensive General Area Essay Exam<text:bookmark-end text:name="X69195ee01255dfbbecddc8e088d9229ee09b8a3"/></text:h>
      <text:list xml:id="list175807569674530" text:continue-list="list175807889073108" text:style-name="WWNum1027">
        <text:list-item>
          <text:p text:style-name="P31"><text:span text:style-name="T1">Asynchronous Session</text:span>: Comprehensive General Area Essay Exam Distributed</text:p>
        </text:list-item>
      </text:list>
      <text:h text:style-name="Heading_20_2" text:outline-level="2"><text:bookmark-start text:name="Xaea3485d05ed8ffa84d1a259902e0ba74904119"/>Week 11 – 11/7: Comprehensive General Area Essay Exam<text:bookmark-end text:name="Xaea3485d05ed8ffa84d1a259902e0ba74904119"/></text:h>
      <text:list xml:id="list175807640392561" text:continue-list="list175807569674530" text:style-name="WWNum1028">
        <text:list-item>
          <text:p text:style-name="P32"><text:span text:style-name="T1">Asynchronous Session</text:span>: <text:span text:style-name="T1">Comprehensive General Area Essay Exam Due</text:span></text:p>
        </text:list-item>
      </text:list>
      <text:h text:style-name="Heading_20_2" text:outline-level="2"><text:bookmark-start text:name="X202924ea68b00a02426033fc26d43e634701818"/>Week 12 – 11/14: Concentration Area Literature Review<text:bookmark-end text:name="X202924ea68b00a02426033fc26d43e634701818"/></text:h>
      <text:list xml:id="list175808021221212" text:continue-list="list175807640392561" text:style-name="WWNum1029">
        <text:list-item>
          <text:p text:style-name="P33"><text:span text:style-name="T1">Synchronous Online Session</text:span>: Concentration Area Literature Review</text:p>
        </text:list-item>
        <text:list-item>
          <text:p text:style-name="P33">Literature review expectations and guidelines</text:p>
        </text:list-item>
        <text:list-item>
          <text:p text:style-name="P33">Due: Literature Review Topic outline</text:p>
        </text:list-item>
      </text:list>
      <text:h text:style-name="Heading_20_2" text:outline-level="2"><text:bookmark-start text:name="Xe0b25522ec3600bcc70824bf305dce75ea46d8b"/><text:soft-page-break/>Week 13 – 11/21: Concentration Area Literature Review<text:bookmark-end text:name="Xe0b25522ec3600bcc70824bf305dce75ea46d8b"/></text:h>
      <text:list xml:id="list175808290006353" text:continue-list="list175808021221212" text:style-name="WWNum1030">
        <text:list-item>
          <text:p text:style-name="P34"><text:span text:style-name="T1">Asynchronous Session</text:span>: Concentration Area Literature Review</text:p>
        </text:list-item>
        <text:list-item>
          <text:p text:style-name="P34">Due: Literature Review Annotated Bibliography</text:p>
        </text:list-item>
      </text:list>
      <text:h text:style-name="Heading_20_2" text:outline-level="2"><text:bookmark-start text:name="Xfdbdec8f21ae30e450bac2288648b3d91518f93"/>Week 14 – 11/28: Concentration Area Literature Review<text:bookmark-end text:name="Xfdbdec8f21ae30e450bac2288648b3d91518f93"/></text:h>
      <text:list xml:id="list175807600329761" text:continue-list="list175808290006353" text:style-name="WWNum1031">
        <text:list-item>
          <text:p text:style-name="P35"><text:span text:style-name="T1">Asynchronous Session</text:span>: Concentration Area Literature Review</text:p>
        </text:list-item>
        <text:list-item>
          <text:p text:style-name="P35">Due: Literature Review Draft</text:p>
        </text:list-item>
      </text:list>
      <text:h text:style-name="Heading_20_2" text:outline-level="2"><text:bookmark-start text:name="X6fd53f0d0a16ee52f6546a4f083008168117f2b"/>Week 15 – 12/5: Concentration Area Literature Review<text:bookmark-end text:name="X6fd53f0d0a16ee52f6546a4f083008168117f2b"/></text:h>
      <text:list xml:id="list175808050759052" text:continue-list="list175807600329761" text:style-name="WWNum1032">
        <text:list-item>
          <text:p text:style-name="P36"><text:span text:style-name="T1">In-person Session</text:span>: Concentration Area Literature Review</text:p>
        </text:list-item>
        <text:list-item>
          <text:p text:style-name="P36">Due: Literature Review Peer Review</text:p>
        </text:list-item>
        <text:list-item>
          <text:p text:style-name="P36">Course Wrap-Up and Final Reflections</text:p>
        </text:list-item>
      </text:list>
      <text:h text:style-name="Heading_20_2" text:outline-level="2"><text:bookmark-start text:name="X13c96660ef9ae52fb2c785dd2e25abaa24303f2"/>Week 16 – 12/12: Concentration Area Literature Review<text:bookmark-end text:name="X13c96660ef9ae52fb2c785dd2e25abaa24303f2"/></text:h>
      <text:list text:continue-list="list175808050759052" text:style-name="WWNum1033">
        <text:list-item>
          <text:p text:style-name="P37"><text:span text:style-name="T1">Asynchronous Session</text:span>: Concentration Area Literature Review</text:p>
        </text:list-item>
        <text:list-item>
          <text:p text:style-name="P37">Due: Literature Review Final Draft</text:p>
        </text:list-item>
      </text:list>
      <text:p text:style-name="Bibliography"/>
      <text:h text:style-name="P4" text:outline-level="1"><text:bookmark-start text:name="course-schedule Copy 1"/>B<text:bookmark-end text:name="course-schedule Copy 1"/>ibliography</text:h>
      <text:p text:style-name="P39"/>
      <text:p text:style-name="Bibliography"><text:bookmark-start text:name="ref-Adams2009"/><text:bookmark-start text:name="refs"/>Adams, Guy B, and Danny L Balfour. 2009. <text:span text:style-name="T2">Unmasking Administrative Evil</text:span>. M.E. Sharpe.<text:bookmark-end text:name="ref-Adams2009"/></text:p>
      <text:p text:style-name="Bibliography"><text:bookmark-start text:name="ref-Allison1990"/>Allison, Graham. 1990. “Public and Private Management: Are They Fundamentally Alike in All Unimportant Respects?” <text:span text:style-name="T2">The Public Interest</text:span> 101: 3–23.<text:bookmark-end text:name="ref-Allison1990"/></text:p>
      <text:p text:style-name="Bibliography"><text:bookmark-start text:name="ref-Behn2003"/>Behn, Robert D. 2003. “Why Measure Performance? Different Purposes Require Different Measures.” <text:span text:style-name="T2">Public Administration Review</text:span> 63 (5): 586–606. <text:a xlink:type="simple" xlink:href="https://doi.org/10.1111/1540-6210.00322" text:style-name="Internet_20_link" text:visited-style-name="Visited_20_Internet_20_Link"><text:span text:style-name="Internet_20_link">https://doi.org/10.1111/1540-6210.00322</text:span></text:a>.<text:bookmark-end text:name="ref-Behn2003"/></text:p>
      <text:p text:style-name="Bibliography"><text:bookmark-start text:name="ref-brown2016"/>Brown, Trevor L., Matthew Potoski, and David Van Slyke. 2016. “Managing Complex Contracts: A Theoretical Approach.” <text:span text:style-name="T2">Journal of Public Administration Research and Theory</text:span> 26 (2): 294–308. <text:a xlink:type="simple" xlink:href="https://doi.org/10.1093/jopart/muv004" text:style-name="Internet_20_link" text:visited-style-name="Visited_20_Internet_20_Link"><text:span text:style-name="Internet_20_link">https://doi.org/10.1093/jopart/muv004</text:span></text:a>.<text:bookmark-end text:name="ref-brown2016"/></text:p>
      <text:p text:style-name="Bibliography"><text:bookmark-start text:name="ref-Christensen2017"/>Christensen, Robert K, Laurie E Paarlberg, and James L Perry. 2017. “Public Service Motivation Research: Lessons for Practice.” <text:span text:style-name="T2">Public Administration Review</text:span> 77 (4): 529–42.<text:bookmark-end text:name="ref-Christensen2017"/></text:p>
      <text:p text:style-name="Bibliography"><text:bookmark-start text:name="ref-Cohen2008"/>Cohen, Steven, and William B Eimicke. 2008. “When Should You and When Shouldn’t You Contract Out?” In <text:span text:style-name="T2">The Responsible Contract Manager: Protecting the Public Interest in an Outsourced World</text:span>, 45–71. Georgetown University Press.<text:bookmark-end text:name="ref-Cohen2008"/></text:p>
      <text:p text:style-name="Bibliography"><text:bookmark-start text:name="ref-Denhardt2015"/><text:soft-page-break/>Denhardt, Janet Vinzant, and Robert B. Denhardt. 2015. <text:span text:style-name="T2">The New Public Service: Serving, Not Steering</text:span>. Fourth edition. New York: Routledge/Taylor &amp; Francis Group.<text:bookmark-end text:name="ref-Denhardt2015"/></text:p>
      <text:p text:style-name="Bibliography"><text:bookmark-start text:name="ref-douglas2021"/>Douglas, Scott, and Chris Ansell. 2021. “Getting a Grip on the Performance of Collaborations: Examining Collaborative Performance Regimes and Collaborative Performance Summits.” <text:span text:style-name="T2">Public Administration Review</text:span> 81 (5): 951–61. <text:a xlink:type="simple" xlink:href="https://doi.org/10.1111/puar.13341" text:style-name="Internet_20_link" text:visited-style-name="Visited_20_Internet_20_Link"><text:span text:style-name="Internet_20_link">https://doi.org/10.1111/puar.13341</text:span></text:a>.<text:bookmark-end text:name="ref-douglas2021"/></text:p>
      <text:p text:style-name="Bibliography"><text:bookmark-start text:name="ref-Fairholm2004"/>Fairholm, Gilbert W. 2004. “Different Perspectives on the Practice of Leadership.” <text:span text:style-name="T2">Public Administration Review</text:span> 64 (5): 577–90.<text:bookmark-end text:name="ref-Fairholm2004"/></text:p>
      <text:p text:style-name="Bibliography"><text:bookmark-start text:name="ref-FINER1941"/>Finer, Herman. 1941. “Administrative Responsibility in Democratic Government.” <text:span text:style-name="T2">Public Administration Review</text:span> 1 (4): 335–50. <text:a xlink:type="simple" xlink:href="https://doi.org/10.2307/972907" text:style-name="Internet_20_link" text:visited-style-name="Visited_20_Internet_20_Link"><text:span text:style-name="Internet_20_link">https://doi.org/10.2307/972907</text:span></text:a>.<text:bookmark-end text:name="ref-FINER1941"/></text:p>
      <text:p text:style-name="Bibliography"><text:bookmark-start text:name="ref-Frederickson2005"/>Frederickson, H. George, and Richard K. Ghere. 2005. <text:span text:style-name="T2">Ethics in Public Management</text:span>. M.E. Sharpe.<text:bookmark-end text:name="ref-Frederickson2005"/></text:p>
      <text:p text:style-name="Bibliography"><text:bookmark-start text:name="ref-friedrich1935responsible"/>Friedrich, Carl Joachim. 1935. <text:span text:style-name="T2">Responsible Government Service Under the American Constitution</text:span>.<text:bookmark-end text:name="ref-friedrich1935responsible"/></text:p>
      <text:p text:style-name="Bibliography"><text:bookmark-start text:name="ref-Gooden2014"/>Gooden, Susan T. 2014. <text:span text:style-name="T2">Race and Social Equity: A Nervous Area of Government</text:span>. New York, NY: Routledge.<text:bookmark-end text:name="ref-Gooden2014"/></text:p>
      <text:p text:style-name="Bibliography"><text:bookmark-start text:name="ref-Hefetz2014"/>Hefetz, Amir, Mildred Warner, and Eran Vigoda-Gadot. 2014. “Concurrent Sourcing in the Public Sector: A Strategy to Manage Contracting Risk.” <text:span text:style-name="T2">International Public Management Journal</text:span> 17 (3): 365–86.<text:bookmark-end text:name="ref-Hefetz2014"/></text:p>
      <text:p text:style-name="Bibliography"><text:bookmark-start text:name="ref-jiang2022"/>Jiang, Zhongnan, Leisha DeHart-Davis, and Erin L. Borry. 2022. “Managerial Practice and Diversity Climate: The Roles of Workplace Voice, Centralization, and Teamwork.” <text:span text:style-name="T2">Public Administration Review</text:span> 82 (3): 459–72. <text:a xlink:type="simple" xlink:href="https://doi.org/10.1111/puar.13494" text:style-name="Internet_20_link" text:visited-style-name="Visited_20_Internet_20_Link"><text:span text:style-name="Internet_20_link">https://doi.org/10.1111/puar.13494</text:span></text:a>.<text:bookmark-end text:name="ref-jiang2022"/></text:p>
      <text:p text:style-name="Bibliography"><text:bookmark-start text:name="ref-jos2009"/>Jos, Philip H., and Mark E. Tompkins. 2009. “Keeping It Public: Defending Public Service Values in a Customer Service Age.” <text:span text:style-name="T2">Public Administration Review</text:span> 69 (6): 1077–86. <text:a xlink:type="simple" xlink:href="https://doi.org/10.1111/j.1540-6210.2009.02065.x" text:style-name="Internet_20_link" text:visited-style-name="Visited_20_Internet_20_Link"><text:span text:style-name="Internet_20_link">https://doi.org/10.1111/j.1540-6210.2009.02065.x</text:span></text:a>.<text:bookmark-end text:name="ref-jos2009"/></text:p>
      <text:p text:style-name="Bibliography"><text:bookmark-start text:name="ref-Kaufman1969"/>Kaufman, Herbert. 1969. “Administrative Decentralization and Political Power.” <text:span text:style-name="T2">Public Administration Review</text:span> 29 (1): 3–20.<text:bookmark-end text:name="ref-Kaufman1969"/></text:p>
      <text:p text:style-name="Bibliography"><text:bookmark-start text:name="ref-Kettl2020a"/>Kettl, Donald F. 2020. “Madison’s Invention Comes Undone.” In <text:span text:style-name="T2">The Divided States of America</text:span>, 170–90. Princeton University Press.<text:bookmark-end text:name="ref-Kettl2020a"/></text:p>
      <text:p text:style-name="Bibliography"><text:bookmark-start text:name="ref-Lachance2017"/>Lachance, Matthew J. 2017. “Public Service Motivation: Lessons from NASA’s Janitor.” <text:span text:style-name="T2">Public Administration Review</text:span> 77 (4): 542–43.<text:bookmark-end text:name="ref-Lachance2017"/></text:p>
      <text:p text:style-name="Bibliography"><text:bookmark-start text:name="ref-lamothe2012"/>Lamothe, M., and S. Lamothe. 2012. “To Trust or Not to Trust? What Matters in Local Government-Vendor Relationships?” <text:span text:style-name="T2">Journal of Public Administration Research and Theory</text:span> 22 (4): 867–92. <text:a xlink:type="simple" xlink:href="https://doi.org/10.1093/jopart/mur063" text:style-name="Internet_20_link" text:visited-style-name="Visited_20_Internet_20_Link"><text:span text:style-name="Internet_20_link">https://doi.org/10.1093/jopart/mur063</text:span></text:a>.<text:bookmark-end text:name="ref-lamothe2012"/></text:p>
      <text:p text:style-name="Bibliography"><text:bookmark-start text:name="ref-Lipsky1980"/>Lipsky, Michael. 1980. “Street-Level Bureaucracy and Public Policy.” In <text:span text:style-name="T2">The Politics of Regulation</text:span>, edited by James Q. Wilson, 415–28. New York: Basic Books.<text:bookmark-end text:name="ref-Lipsky1980"/></text:p>
      <text:p text:style-name="Bibliography"><text:bookmark-start text:name="ref-Lipsky2010"/><text:soft-page-break/>———. 2010. <text:span text:style-name="T2">Street-Level Bureaucracy: Dilemmas of the Individual in Public Services</text:span>. 30th anniversary expanded ed. New York: Russell Sage Foundation.<text:bookmark-end text:name="ref-Lipsky2010"/></text:p>
      <text:p text:style-name="Bibliography"><text:bookmark-start text:name="ref-Magee2014"/>Magee, Joe C. 2014. “Status and Power: The Principal Inputs to Influence for Public Managers.” <text:span text:style-name="T2">Public Administration Review</text:span> 74 (1): 3–15.<text:bookmark-end text:name="ref-Magee2014"/></text:p>
      <text:p text:style-name="Bibliography"><text:bookmark-start text:name="ref-marvel2015"/>Marvel, John D. 2015. “Unconscious Bias in Citizens’ Evaluations of Public Sector Performance.” <text:span text:style-name="T2">Journal of Public Administration Research and Theory</text:span>, January, muu053. <text:a xlink:type="simple" xlink:href="https://doi.org/10.1093/jopart/muu053" text:style-name="Internet_20_link" text:visited-style-name="Visited_20_Internet_20_Link"><text:span text:style-name="Internet_20_link">https://doi.org/10.1093/jopart/muu053</text:span></text:a>.<text:bookmark-end text:name="ref-marvel2015"/></text:p>
      <text:p text:style-name="Bibliography"><text:bookmark-start text:name="ref-MaynardMoody2012"/>Maynard-Moody, Steven. 2012. “Social Equities and Inequities in Practice: Street-level Workers as Agents and Pragmatists.” <text:span text:style-name="T2">Public Administration Review</text:span> 72: S16–S23.<text:bookmark-end text:name="ref-MaynardMoody2012"/></text:p>
      <text:p text:style-name="Bibliography"><text:bookmark-start text:name="ref-mccandless2022"/>McCandless, Sean, Sebawit G. Bishu, Melissa Gómez Hernández, Érika Paredes Eraso, Meghna Sabharwal, Esteban Leonardo Santis, and Sophie Yates. 2022. “A Long Road: Patterns and Prospects for Social Equity, Diversity, and Inclusion in Public Administration.” <text:span text:style-name="T2">Public Administration</text:span> 100 (1): 129–48. <text:a xlink:type="simple" xlink:href="https://doi.org/10.1111/padm.12830" text:style-name="Internet_20_link" text:visited-style-name="Visited_20_Internet_20_Link"><text:span text:style-name="Internet_20_link">https://doi.org/10.1111/padm.12830</text:span></text:a>.<text:bookmark-end text:name="ref-mccandless2022"/></text:p>
      <text:p text:style-name="Bibliography"><text:bookmark-start text:name="ref-nicholson-crotty2004"/>Nicholson-Crotty, S. 2004. “Public Management and Organizational Performance: The Case of Law Enforcement Agencies.” <text:span text:style-name="T2">Journal of Public Administration Research and Theory</text:span> 14 (1): 1–18. <text:a xlink:type="simple" xlink:href="https://doi.org/10.1093/jopart/muh001" text:style-name="Internet_20_link" text:visited-style-name="Visited_20_Internet_20_Link"><text:span text:style-name="Internet_20_link">https://doi.org/10.1093/jopart/muh001</text:span></text:a>.<text:bookmark-end text:name="ref-nicholson-crotty2004"/></text:p>
      <text:p text:style-name="Bibliography"><text:bookmark-start text:name="ref-Overeem2005"/>Overeem, Patrick. 2005. “The Value of the Dichotomy: Politics, Administration, &amp; the Political Neutrality of Administrators.” <text:span text:style-name="T2">Administrative Theory &amp; Praxis</text:span> 27 (2): 311–29.<text:bookmark-end text:name="ref-Overeem2005"/></text:p>
      <text:p text:style-name="Bibliography"><text:bookmark-start text:name="ref-Robles2023"/>Robles, Pedro, and Daniel J. Mallinson. 2023. “Artificial Intelligence Technology, Public Trust, and Effective Governance.” <text:span text:style-name="T2">Review of Policy Research</text:span>, May, ropr.12555. <text:a xlink:type="simple" xlink:href="https://doi.org/10.1111/ropr.12555" text:style-name="Internet_20_link" text:visited-style-name="Visited_20_Internet_20_Link"><text:span text:style-name="Internet_20_link">https://doi.org/10.1111/ropr.12555</text:span></text:a>.<text:bookmark-end text:name="ref-Robles2023"/></text:p>
      <text:p text:style-name="Bibliography"><text:bookmark-start text:name="ref-Rosenbloom2008"/>Rosenbloom, David. 2008. “The Politics-Administration Dichotomy in U.S. Historical Context.” <text:span text:style-name="T2">Public Administration Review</text:span> 68 (1): 57–60. <text:a xlink:type="simple" xlink:href="https://doi.org/10.1111/j.1540-6210.2007.00836.x" text:style-name="Internet_20_link" text:visited-style-name="Visited_20_Internet_20_Link"><text:span text:style-name="Internet_20_link">https://doi.org/10.1111/j.1540-6210.2007.00836.x</text:span></text:a>.<text:bookmark-end text:name="ref-Rosenbloom2008"/></text:p>
      <text:p text:style-name="Bibliography"><text:bookmark-start text:name="ref-Weber1946"/>Weber, Max. 1946. “Bureaucracy.” In <text:span text:style-name="T2">From Max Weber: Essays in Sociology</text:span>, edited by H. H. Gerth and C. Wright Mills, 196–244. New York: Oxford University Press.<text:bookmark-end text:name="ref-Weber1946"/></text:p>
      <text:p text:style-name="Bibliography"><text:bookmark-start text:name="ref-Wilson1989"/>Wilson, James Q. 1989. “The Study of Administration.” In <text:span text:style-name="T2">Classics of Public Administration</text:span>, edited by Jay M. Shafritz and Albert C. Hyde, 3–17. Belmont, CA: Wadsworth Publishing.<text:bookmark-end text:name="ref-Wilson1989"/></text:p>
      <text:p text:style-name="Bibliography"><text:bookmark-start text:name="ref-Wilson1887"/>Wilson, Woodrow. 1887. “The Study of Administration.” <text:span text:style-name="T2">Political Science Quarterly</text:span> 2 (2): 197. <text:a xlink:type="simple" xlink:href="https://doi.org/10.2307/2139277" text:style-name="Internet_20_link" text:visited-style-name="Visited_20_Internet_20_Link"><text:span text:style-name="Internet_20_link">https://doi.org/10.2307/2139277</text:span></text:a>.<text:bookmark-end text:name="ref-Wilson1887"/><text:bookmark-end text:name="ref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loext:char-complex-color loext:theme-type="accent1" loext:color-type="theme">
          <loext:transformation loext:type="shade" loext:value="2901"/>
        </loext:char-complex-color>
      </style:text-properties>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loext:char-complex-color loext:theme-type="accent1" loext:color-type="theme"/>
      </style:text-properties>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style:text-properties>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loext:char-complex-color loext:theme-type="accent1" loext:color-type="theme"/>
      </style:text-properties>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loext:char-complex-color loext:theme-type="accent1" loext:color-type="theme"/>
      </style:text-properties>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loext:char-complex-color loext:theme-type="accent1" loext:color-type="theme"/>
      </style:text-properties>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Body_20_Text_20_Char" style:display-name="Body Text Char" style:family="text" style:parent-style-name="Default_20_Paragraph_20_Font_20__28_WW_29_"/>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 loext:num-list-format="%3%." style:num-suffix="." style:num-format="i">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 loext:num-list-format="%6%." style:num-suffix="." style:num-format="i">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 loext:num-list-format="%9%." style:num-suffix="." style:num-format="i">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number text:level="1" text:style-name="ListLabel_20_4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8" loext:num-list-format="%3%." style:num-suffix="." style:num-format="i">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1" loext:num-list-format="%6%." style:num-suffix="." style:num-format="i">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4" loext:num-list-format="%9%." style:num-suffix="." style:num-format="i">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text:style-name="ListLabel_20_8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84" loext:num-list-format="%3%." style:num-suffix="." style:num-format="i">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87" loext:num-list-format="%6%." style:num-suffix="." style:num-format="i">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0" loext:num-list-format="%9%." style:num-suffix="." style:num-format="i">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PA Capstone Seminar: Public Administration Theory</dc:title>
    <meta:initial-creator>POSC 521 — Fall 2024</meta:initial-creator>
    <meta:creation-date>2024-03-28T00:45:45</meta:creation-date>
    <dc:date>2024-03-27T17:58:06.256063809</dc:date>
    <meta:generator>LibreOffice/24.2.1.2$Linux_X86_64 LibreOffice_project/db4def46b0453cc22e2d0305797cf981b68ef5ac</meta:generator>
    <meta:editing-duration>PT18M13S</meta:editing-duration>
    <meta:editing-cycles>1</meta:editing-cycles>
    <meta:document-statistic meta:table-count="2" meta:image-count="0" meta:object-count="0" meta:page-count="12" meta:paragraph-count="259" meta:word-count="2833" meta:character-count="19403" meta:non-whitespace-character-count="16947"/>
    <meta:user-defined meta:name="AppVersion">12.0000</meta:user-defined>
    <meta:user-defined meta:name="bibliography">521.bib</meta:user-defined>
    <meta:user-defined meta:name="date"/>
    <meta:template xlink:type="simple" xlink:actuate="onRequest" xlink:title="Normal.dotm" xlink:href=""/>
  </office:meta>
</office:document-meta>
</file>